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72bf44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61" table:formula="of:=SUM([.B2:.B104])" office:value-type="float" office:value="95" calcext:value-type="float">
            <text:p>95</text:p>
          </table:table-cell>
          <table:table-cell table:style-name="ce63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61" table:formula="of:=SUM([.C2:.C105])" office:value-type="float" office:value="51" calcext:value-type="float">
            <text:p>51</text:p>
          </table:table-cell>
          <table:table-cell table:style-name="ce63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number-columns-repeated="1021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23" table:number-columns-repeated="1021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ibliographie_querelle-france_201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rbeville-collier_critique-theatre-anglois_1715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61" table:formula="of:=SUM([.B2:.B129])" office:value-type="float" office:value="124" calcext:value-type="float">
            <text:p>124</text:p>
          </table:table-cell>
          <table:table-cell table:style-name="ce63" table:formula="of:=SUM([.B134]-[.B13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61" table:formula="of:=SUM([.C2:.C129])" office:value-type="float" office:value="0" calcext:value-type="float">
            <text:p>0</text:p>
          </table:table-cell>
          <table:table-cell table:style-name="ce63" table:formula="of:=SUM([.B134]-[.B133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1022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61" table:formula="of:=SUM([.B2:.B64])" office:value-type="float" office:value="63" calcext:value-type="float">
            <text:p>63</text:p>
          </table:table-cell>
          <table:table-cell table:style-name="ce63" table:formula="of:=SUM([.B69]-[.B6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61" table:formula="of:=SUM([.C2:.C64])" office:value-type="float" office:value="63" calcext:value-type="float">
            <text:p>63</text:p>
          </table:table-cell>
          <table:table-cell table:style-name="ce63" table:formula="of:=SUM([.B69]-[.B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6:11:15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19T16:12:16.698000000</dc:date>
    <meta:editing-duration>PT2H48M21S</meta:editing-duration>
    <meta:editing-cycles>34</meta:editing-cycles>
    <meta:document-statistic meta:table-count="3" meta:cell-count="920" meta:object-count="0"/>
  </office:meta>
</office:document-meta>
</file>